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:</text:p>
      <text:p text:style-name="Standard">Upton Sinclair's Law: <text:span text:style-name="T1">“It is difficult to get a man to understand something, when his salary depends on his not understanding it.”</text:span></text:p>
      <text:p text:style-name="Standard"><text:span text:style-name="T2">Gore's Law: </text:span><text:span text:style-name="T1">“As an online climate change debate grows longer, the probability that denier arguments will descend into attacks on Al Gore approaches one.”</text:span></text:p>
      <text:p text:style-name="Standard"/>
      <text:p text:style-name="Standard"><text:tab/>Sources (unvetted list):</text:p>
      <text:p text:style-name="Standard">Rational Wiki &lt;rationalwiki.org&gt;</text:p>
      <text:p text:style-name="Standard">Conservapedia (as example of pseudo-/antiscience, ignore its motto) &lt;http://www.conservapedia.com/Main_Page&gt;</text:p>
      <text:p text:style-name="Standard">IPCC</text:p>
      <text:p text:style-name="Standard">quackwatch.org</text:p>
      <text:p text:style-name="Standard"><text:a xlink:type="simple" xlink:href="http://ebookbrowse.com/gdoc.php?id=190818467&amp;url=e74f741bf3b01e2807130962cb944ebf">http://ebookbrowse.com/gdoc.php?id=190818467&amp;url=e74f741bf3b01e2807130962cb944ebf</text:a></text:p>
      <text:p text:style-name="Standard"><text:a xlink:type="simple" xlink:href="http://skepdic.com/pseudosc.html">http://skepdic.com/pseudosc.html</text:a></text:p>
      <text:p text:style-name="Standard"><text:a xlink:type="simple" xlink:href="http://www.wired.com/business/2012/12/pseudo-science-saps-the-power-of-tedx/">http://www.wired.com/business/2012/12/pseudo-science-saps-the-power-of-tedx/</text:a></text:p>
      <text:p text:style-name="Standard"><text:a xlink:type="simple" xlink:href="http://www.scientificamerican.com/article.cfm?id=what-is-pseudoscience">http://www.scientificamerican.com/article.cfm?id=what-is-pseudoscience</text:a></text:p>
      <text:p text:style-name="Standard"><text:a xlink:type="simple" xlink:href="http://www.chicagoreader.com/Bleader/archives/2013/02/25/pseudoscience-in-the-new-york-times">http://www.chicagoreader.com/Bleader/archives/2013/02/25/pseudoscience-in-the-new-york-times</text:a></text:p>
      <text:p text:style-name="Standard"><text:a xlink:type="simple" xlink:href="http://rationalwiki.org/wiki/The_Fine_Art_of_Baloney_Detection">http://rationalwiki.org/wiki/The_Fine_Art_of_Baloney_Detection</text:a></text:p>
      <text:p text:style-name="Standard"><text:a xlink:type="simple" xlink:href="http://rationalwiki.org/wiki/List_of_scientifically_controlled_double_blind_studies_which_have_conclusively_demonstrated_the_efficacy_of_homeopathy">http://rationalwiki.org/wiki/List_of_scientifically_controlled_double_blind_studies_which_have_conclusively_demonstrated_the_efficacy_of_homeopathy</text:a></text:p>
      <text:p text:style-name="Standard"/>
      <text:p text:style-name="Standard"/>
      <text:p text:style-name="Standard"><text:tab/>MLA formatted and vetted Sources:</text:p>
      <text:p text:style-name="Standard"/>
      <text:p text:style-name="Standard"/>
      <text:p text:style-name="Standard"/>
      <text:p text:style-name="Standard"><text:tab/>Outline:</text:p>
      <text:p text:style-name="Standard">Intro</text:p>
      <text:p text:style-name="Standard">Pathological Science</text:p>
      <text:p text:style-name="Standard">Junk Science</text:p>
      <text:p text:style-name="Standard"/>
      <text:p text:style-name="Standard">Common reasons for Pseudoscience</text:p>
      <text:p text:style-name="Standard"><text:tab/>Huckstering</text:p>
      <text:p text:style-name="Standard"><text:tab/>Profit Protection</text:p>
      <text:p text:style-name="Standard"><text:tab/>Self-Delusion</text:p>
      <text:p text:style-name="Standard"><text:tab/></text:p>
      <text:p text:style-name="Standard"/>
      <text:p text:style-name="Standard">Science/Pseudoscience Demarcation (Problem)</text:p>
      <text:p text:style-name="Standard"><text:tab/></text:p>
      <text:p text:style-name="Standard"><text:tab/></text:p>
      <text:p text:style-name="Standard">How to spot a Pseudoscience</text:p>
      <text:p text:style-name="Standard"><text:tab/>Sagan's <text:span text:style-name="T1">Baloney Detection Kit</text:span></text:p>
      <text:p text:style-name="P1"><text:tab/>Ask a Troll</text:p>
      <text:p text:style-name="P1"><text:tab/>Originated on the Internet = Dubious</text:p>
      <text:p text:style-name="P1"><text:tab/>Vague Language</text:p>
      <text:p text:style-name="P1"><text:tab/>Lack of Peer-review</text:p>
      <text:p text:style-name="P1"><text:tab/>No replication/verification</text:p>
      <text:p text:style-name="P1"><text:tab/></text:p>
      <text:p text:style-name="Standard">Current Pseudoscience-Plagued Fields</text:p>
      <text:p text:style-name="Standard"><text:soft-page-break/><text:tab/>Med</text:p>
      <text:p text:style-name="Standard"><text:tab/>Bio</text:p>
      <text:p text:style-name="Standard"><text:tab/>Phys</text:p>
      <text:p text:style-name="Standard"><text:tab/>Maths</text:p>
      <text:p text:style-name="Standard"><text:tab/>Social Sci</text:p>
      <text:p text:style-name="P1"><text:tab/>Corporate Profits (tobbaco scien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h Gaertner</meta:initial-creator>
    <meta:creation-date>2013-02-26T09:10:01</meta:creation-date>
    <dc:date>2013-03-05T10:50:44</dc:date>
    <dc:creator>Jeremiah Gaertner</dc:creator>
    <meta:editing-duration>PT16H53S</meta:editing-duration>
    <meta:editing-cycles>5</meta:editing-cycles>
    <meta:generator>OpenOffice.org/3.4.1$Unix OpenOffice.org_project/341m1$Build-9593</meta:generator>
    <meta:printed-by>Jeremiah Gaertner</meta:printed-by>
    <meta:print-date>2013-03-05T09:48:38</meta:print-date>
    <meta:document-statistic meta:table-count="0" meta:image-count="0" meta:object-count="0" meta:page-count="2" meta:paragraph-count="43" meta:word-count="131" meta:character-count="1506"/>
  </office:meta>
</office:document-meta>
</file>